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-2019</text:p>
          </table:table-cell>
          <table:table-cell office:value-type="string" calcext:value-type="string">
            <text:p>02-2019</text:p>
          </table:table-cell>
          <table:table-cell office:value-type="string" calcext:value-type="string">
            <text:p>03-2019</text:p>
          </table:table-cell>
          <table:table-cell office:value-type="string" calcext:value-type="string">
            <text:p>04-2019</text:p>
          </table:table-cell>
          <table:table-cell office:value-type="string" calcext:value-type="string">
            <text:p>05-2019</text:p>
          </table:table-cell>
          <table:table-cell office:value-type="string" calcext:value-type="string">
            <text:p>06-2019</text:p>
          </table:table-cell>
          <table:table-cell office:value-type="string" calcext:value-type="string">
            <text:p>07-2019</text:p>
          </table:table-cell>
          <table:table-cell office:value-type="string" calcext:value-type="string">
            <text:p>08-2019</text:p>
          </table:table-cell>
          <table:table-cell office:value-type="string" calcext:value-type="string">
            <text:p>09-2019</text:p>
          </table:table-cell>
        </table:table-row>
        <table:table-row table:style-name="ro1">
          <table:table-cell office:value-type="float" office:value="283852.61" calcext:value-type="float">
            <text:p>283852.61</text:p>
          </table:table-cell>
          <table:table-cell office:value-type="float" office:value="249405.07" calcext:value-type="float">
            <text:p>249405.07</text:p>
          </table:table-cell>
          <table:table-cell office:value-type="float" office:value="279741.47" calcext:value-type="float">
            <text:p>279741.47</text:p>
          </table:table-cell>
          <table:table-cell office:value-type="float" office:value="266548.77" calcext:value-type="float">
            <text:p>266548.77</text:p>
          </table:table-cell>
          <table:table-cell office:value-type="float" office:value="297528.64" calcext:value-type="float">
            <text:p>297528.64</text:p>
          </table:table-cell>
          <table:table-cell office:value-type="float" office:value="311506.47" calcext:value-type="float">
            <text:p>311506.47</text:p>
          </table:table-cell>
          <table:table-cell office:value-type="float" office:value="317203.6" calcext:value-type="float">
            <text:p>317203.6</text:p>
          </table:table-cell>
          <table:table-cell office:value-type="float" office:value="319532.85" calcext:value-type="float">
            <text:p>319532.85</text:p>
          </table:table-cell>
          <table:table-cell office:value-type="float" office:value="292115.44" calcext:value-type="float">
            <text:p>292115.44</text:p>
          </table:table-cell>
        </table:table-row>
        <table:table-row table:style-name="ro1">
          <table:table-cell office:value-type="float" office:value="263935.9" calcext:value-type="float">
            <text:p>263935.9</text:p>
          </table:table-cell>
          <table:table-cell office:value-type="float" office:value="231774.96" calcext:value-type="float">
            <text:p>231774.96</text:p>
          </table:table-cell>
          <table:table-cell office:value-type="float" office:value="262342.7" calcext:value-type="float">
            <text:p>262342.7</text:p>
          </table:table-cell>
          <table:table-cell office:value-type="float" office:value="246965.93" calcext:value-type="float">
            <text:p>246965.93</text:p>
          </table:table-cell>
          <table:table-cell office:value-type="float" office:value="274524.65" calcext:value-type="float">
            <text:p>274524.65</text:p>
          </table:table-cell>
          <table:table-cell office:value-type="float" office:value="289885.14" calcext:value-type="float">
            <text:p>289885.14</text:p>
          </table:table-cell>
          <table:table-cell office:value-type="float" office:value="294351.68" calcext:value-type="float">
            <text:p>294351.68</text:p>
          </table:table-cell>
          <table:table-cell office:value-type="float" office:value="297166.17" calcext:value-type="float">
            <text:p>297166.17</text:p>
          </table:table-cell>
          <table:table-cell office:value-type="float" office:value="272340.05" calcext:value-type="float">
            <text:p>272340.05</text:p>
          </table:table-cell>
        </table:table-row>
        <table:table-row table:style-name="ro1">
          <table:table-cell office:value-type="float" office:value="249505.29" calcext:value-type="float">
            <text:p>249505.29</text:p>
          </table:table-cell>
          <table:table-cell office:value-type="float" office:value="219648.68" calcext:value-type="float">
            <text:p>219648.68</text:p>
          </table:table-cell>
          <table:table-cell office:value-type="float" office:value="248563.88" calcext:value-type="float">
            <text:p>248563.88</text:p>
          </table:table-cell>
          <table:table-cell office:value-type="float" office:value="230564.61" calcext:value-type="float">
            <text:p>230564.61</text:p>
          </table:table-cell>
          <table:table-cell office:value-type="float" office:value="255276.44" calcext:value-type="float">
            <text:p>255276.44</text:p>
          </table:table-cell>
          <table:table-cell office:value-type="float" office:value="269183.98" calcext:value-type="float">
            <text:p>269183.98</text:p>
          </table:table-cell>
          <table:table-cell office:value-type="float" office:value="273809.27" calcext:value-type="float">
            <text:p>273809.27</text:p>
          </table:table-cell>
          <table:table-cell office:value-type="float" office:value="277342.94" calcext:value-type="float">
            <text:p>277342.94</text:p>
          </table:table-cell>
          <table:table-cell office:value-type="float" office:value="253815.58" calcext:value-type="float">
            <text:p>253815.58</text:p>
          </table:table-cell>
        </table:table-row>
        <table:table-row table:style-name="ro1">
          <table:table-cell office:value-type="float" office:value="243047.93" calcext:value-type="float">
            <text:p>243047.93</text:p>
          </table:table-cell>
          <table:table-cell office:value-type="float" office:value="214385.63" calcext:value-type="float">
            <text:p>214385.63</text:p>
          </table:table-cell>
          <table:table-cell office:value-type="float" office:value="242616.81" calcext:value-type="float">
            <text:p>242616.81</text:p>
          </table:table-cell>
          <table:table-cell office:value-type="float" office:value="221337.42" calcext:value-type="float">
            <text:p>221337.42</text:p>
          </table:table-cell>
          <table:table-cell office:value-type="float" office:value="242907.75" calcext:value-type="float">
            <text:p>242907.75</text:p>
          </table:table-cell>
          <table:table-cell office:value-type="float" office:value="255974.62" calcext:value-type="float">
            <text:p>255974.62</text:p>
          </table:table-cell>
          <table:table-cell office:value-type="float" office:value="260093.64" calcext:value-type="float">
            <text:p>260093.64</text:p>
          </table:table-cell>
          <table:table-cell office:value-type="float" office:value="263299.91" calcext:value-type="float">
            <text:p>263299.91</text:p>
          </table:table-cell>
          <table:table-cell office:value-type="float" office:value="242193.01" calcext:value-type="float">
            <text:p>242193.01</text:p>
          </table:table-cell>
        </table:table-row>
        <table:table-row table:style-name="ro1">
          <table:table-cell office:value-type="float" office:value="246201.32" calcext:value-type="float">
            <text:p>246201.32</text:p>
          </table:table-cell>
          <table:table-cell office:value-type="float" office:value="217528.78" calcext:value-type="float">
            <text:p>217528.78</text:p>
          </table:table-cell>
          <table:table-cell office:value-type="float" office:value="245930.79" calcext:value-type="float">
            <text:p>245930.79</text:p>
          </table:table-cell>
          <table:table-cell office:value-type="float" office:value="220091.19" calcext:value-type="float">
            <text:p>220091.19</text:p>
          </table:table-cell>
          <table:table-cell office:value-type="float" office:value="239964.65" calcext:value-type="float">
            <text:p>239964.65</text:p>
          </table:table-cell>
          <table:table-cell office:value-type="float" office:value="251561.1" calcext:value-type="float">
            <text:p>251561.1</text:p>
          </table:table-cell>
          <table:table-cell office:value-type="float" office:value="256478.94" calcext:value-type="float">
            <text:p>256478.94</text:p>
          </table:table-cell>
          <table:table-cell office:value-type="float" office:value="259594.92" calcext:value-type="float">
            <text:p>259594.92</text:p>
          </table:table-cell>
          <table:table-cell office:value-type="float" office:value="239330.09" calcext:value-type="float">
            <text:p>239330.09</text:p>
          </table:table-cell>
        </table:table-row>
        <table:table-row table:style-name="ro1">
          <table:table-cell office:value-type="float" office:value="260817.75" calcext:value-type="float">
            <text:p>260817.75</text:p>
          </table:table-cell>
          <table:table-cell office:value-type="float" office:value="233078.24" calcext:value-type="float">
            <text:p>233078.24</text:p>
          </table:table-cell>
          <table:table-cell office:value-type="float" office:value="263664.14" calcext:value-type="float">
            <text:p>263664.14</text:p>
          </table:table-cell>
          <table:table-cell office:value-type="float" office:value="228628.66" calcext:value-type="float">
            <text:p>228628.66</text:p>
          </table:table-cell>
          <table:table-cell office:value-type="float" office:value="247285.66" calcext:value-type="float">
            <text:p>247285.66</text:p>
          </table:table-cell>
          <table:table-cell office:value-type="float" office:value="258733.98" calcext:value-type="float">
            <text:p>258733.98</text:p>
          </table:table-cell>
          <table:table-cell office:value-type="float" office:value="264492.03" calcext:value-type="float">
            <text:p>264492.03</text:p>
          </table:table-cell>
          <table:table-cell office:value-type="float" office:value="267258.22" calcext:value-type="float">
            <text:p>267258.22</text:p>
          </table:table-cell>
          <table:table-cell office:value-type="float" office:value="246529.56" calcext:value-type="float">
            <text:p>246529.56</text:p>
          </table:table-cell>
        </table:table-row>
        <table:table-row table:style-name="ro1">
          <table:table-cell office:value-type="float" office:value="283509.22" calcext:value-type="float">
            <text:p>283509.22</text:p>
          </table:table-cell>
          <table:table-cell office:value-type="float" office:value="259784.19" calcext:value-type="float">
            <text:p>259784.19</text:p>
          </table:table-cell>
          <table:table-cell office:value-type="float" office:value="295450.17" calcext:value-type="float">
            <text:p>295450.17</text:p>
          </table:table-cell>
          <table:table-cell office:value-type="float" office:value="252407.48" calcext:value-type="float">
            <text:p>252407.48</text:p>
          </table:table-cell>
          <table:table-cell office:value-type="float" office:value="273364.64" calcext:value-type="float">
            <text:p>273364.64</text:p>
          </table:table-cell>
          <table:table-cell office:value-type="float" office:value="285044.19" calcext:value-type="float">
            <text:p>285044.19</text:p>
          </table:table-cell>
          <table:table-cell office:value-type="float" office:value="294407.51" calcext:value-type="float">
            <text:p>294407.51</text:p>
          </table:table-cell>
          <table:table-cell office:value-type="float" office:value="297183.19" calcext:value-type="float">
            <text:p>297183.19</text:p>
          </table:table-cell>
          <table:table-cell office:value-type="float" office:value="272461.95" calcext:value-type="float">
            <text:p>272461.95</text:p>
          </table:table-cell>
        </table:table-row>
        <table:table-row table:style-name="ro1">
          <table:table-cell office:value-type="float" office:value="301130.28" calcext:value-type="float">
            <text:p>301130.28</text:p>
          </table:table-cell>
          <table:table-cell office:value-type="float" office:value="274664.2" calcext:value-type="float">
            <text:p>274664.2</text:p>
          </table:table-cell>
          <table:table-cell office:value-type="float" office:value="312906.54" calcext:value-type="float">
            <text:p>312906.54</text:p>
          </table:table-cell>
          <table:table-cell office:value-type="float" office:value="277023.43" calcext:value-type="float">
            <text:p>277023.43</text:p>
          </table:table-cell>
          <table:table-cell office:value-type="float" office:value="312671.23" calcext:value-type="float">
            <text:p>312671.23</text:p>
          </table:table-cell>
          <table:table-cell office:value-type="float" office:value="325938.55" calcext:value-type="float">
            <text:p>325938.55</text:p>
          </table:table-cell>
          <table:table-cell office:value-type="float" office:value="338376.15" calcext:value-type="float">
            <text:p>338376.15</text:p>
          </table:table-cell>
          <table:table-cell office:value-type="float" office:value="343202.06" calcext:value-type="float">
            <text:p>343202.06</text:p>
          </table:table-cell>
          <table:table-cell office:value-type="float" office:value="304276.55" calcext:value-type="float">
            <text:p>304276.55</text:p>
          </table:table-cell>
        </table:table-row>
        <table:table-row table:style-name="ro1">
          <table:table-cell office:value-type="float" office:value="310892.24" calcext:value-type="float">
            <text:p>310892.24</text:p>
          </table:table-cell>
          <table:table-cell office:value-type="float" office:value="273720.32" calcext:value-type="float">
            <text:p>273720.32</text:p>
          </table:table-cell>
          <table:table-cell office:value-type="float" office:value="311490.03" calcext:value-type="float">
            <text:p>311490.03</text:p>
          </table:table-cell>
          <table:table-cell office:value-type="float" office:value="286152.29" calcext:value-type="float">
            <text:p>286152.29</text:p>
          </table:table-cell>
          <table:table-cell office:value-type="float" office:value="336041.24" calcext:value-type="float">
            <text:p>336041.24</text:p>
          </table:table-cell>
          <table:table-cell office:value-type="float" office:value="355662.24" calcext:value-type="float">
            <text:p>355662.24</text:p>
          </table:table-cell>
          <table:table-cell office:value-type="float" office:value="369537.05" calcext:value-type="float">
            <text:p>369537.05</text:p>
          </table:table-cell>
          <table:table-cell office:value-type="float" office:value="369202.08" calcext:value-type="float">
            <text:p>369202.08</text:p>
          </table:table-cell>
          <table:table-cell office:value-type="float" office:value="317088.79" calcext:value-type="float">
            <text:p>317088.79</text:p>
          </table:table-cell>
        </table:table-row>
        <table:table-row table:style-name="ro1">
          <table:table-cell office:value-type="float" office:value="316521.57" calcext:value-type="float">
            <text:p>316521.57</text:p>
          </table:table-cell>
          <table:table-cell office:value-type="float" office:value="273392.43" calcext:value-type="float">
            <text:p>273392.43</text:p>
          </table:table-cell>
          <table:table-cell office:value-type="float" office:value="309714.84" calcext:value-type="float">
            <text:p>309714.84</text:p>
          </table:table-cell>
          <table:table-cell office:value-type="float" office:value="283021.57" calcext:value-type="float">
            <text:p>283021.57</text:p>
          </table:table-cell>
          <table:table-cell office:value-type="float" office:value="332998.71" calcext:value-type="float">
            <text:p>332998.71</text:p>
          </table:table-cell>
          <table:table-cell office:value-type="float" office:value="359142.55" calcext:value-type="float">
            <text:p>359142.55</text:p>
          </table:table-cell>
          <table:table-cell office:value-type="float" office:value="371969.64" calcext:value-type="float">
            <text:p>371969.64</text:p>
          </table:table-cell>
          <table:table-cell office:value-type="float" office:value="364774.02" calcext:value-type="float">
            <text:p>364774.02</text:p>
          </table:table-cell>
          <table:table-cell office:value-type="float" office:value="307584.06" calcext:value-type="float">
            <text:p>307584.06</text:p>
          </table:table-cell>
        </table:table-row>
        <table:table-row table:style-name="ro1">
          <table:table-cell office:value-type="float" office:value="322350.21" calcext:value-type="float">
            <text:p>322350.21</text:p>
          </table:table-cell>
          <table:table-cell office:value-type="float" office:value="274162.91" calcext:value-type="float">
            <text:p>274162.91</text:p>
          </table:table-cell>
          <table:table-cell office:value-type="float" office:value="307099.94" calcext:value-type="float">
            <text:p>307099.94</text:p>
          </table:table-cell>
          <table:table-cell office:value-type="float" office:value="274942.95" calcext:value-type="float">
            <text:p>274942.95</text:p>
          </table:table-cell>
          <table:table-cell office:value-type="float" office:value="322377.66" calcext:value-type="float">
            <text:p>322377.66</text:p>
          </table:table-cell>
          <table:table-cell office:value-type="float" office:value="347806.75" calcext:value-type="float">
            <text:p>347806.75</text:p>
          </table:table-cell>
          <table:table-cell office:value-type="float" office:value="357200.04" calcext:value-type="float">
            <text:p>357200.04</text:p>
          </table:table-cell>
          <table:table-cell office:value-type="float" office:value="347221.11" calcext:value-type="float">
            <text:p>347221.11</text:p>
          </table:table-cell>
          <table:table-cell office:value-type="float" office:value="291309.62" calcext:value-type="float">
            <text:p>291309.62</text:p>
          </table:table-cell>
        </table:table-row>
        <table:table-row table:style-name="ro1">
          <table:table-cell office:value-type="float" office:value="329311.3" calcext:value-type="float">
            <text:p>329311.3</text:p>
          </table:table-cell>
          <table:table-cell office:value-type="float" office:value="276023.86" calcext:value-type="float">
            <text:p>276023.86</text:p>
          </table:table-cell>
          <table:table-cell office:value-type="float" office:value="307118.3" calcext:value-type="float">
            <text:p>307118.3</text:p>
          </table:table-cell>
          <table:table-cell office:value-type="float" office:value="270271.09" calcext:value-type="float">
            <text:p>270271.09</text:p>
          </table:table-cell>
          <table:table-cell office:value-type="float" office:value="311688.76" calcext:value-type="float">
            <text:p>311688.76</text:p>
          </table:table-cell>
          <table:table-cell office:value-type="float" office:value="331535.96" calcext:value-type="float">
            <text:p>331535.96</text:p>
          </table:table-cell>
          <table:table-cell office:value-type="float" office:value="339731.37" calcext:value-type="float">
            <text:p>339731.37</text:p>
          </table:table-cell>
          <table:table-cell office:value-type="float" office:value="328757.18" calcext:value-type="float">
            <text:p>328757.18</text:p>
          </table:table-cell>
          <table:table-cell office:value-type="float" office:value="278637.15" calcext:value-type="float">
            <text:p>278637.15</text:p>
          </table:table-cell>
        </table:table-row>
        <table:table-row table:style-name="ro1">
          <table:table-cell office:value-type="float" office:value="337298.09" calcext:value-type="float">
            <text:p>337298.09</text:p>
          </table:table-cell>
          <table:table-cell office:value-type="float" office:value="278384.11" calcext:value-type="float">
            <text:p>278384.11</text:p>
          </table:table-cell>
          <table:table-cell office:value-type="float" office:value="308018.21" calcext:value-type="float">
            <text:p>308018.21</text:p>
          </table:table-cell>
          <table:table-cell office:value-type="float" office:value="267776.39" calcext:value-type="float">
            <text:p>267776.39</text:p>
          </table:table-cell>
          <table:table-cell office:value-type="float" office:value="304773.2" calcext:value-type="float">
            <text:p>304773.2</text:p>
          </table:table-cell>
          <table:table-cell office:value-type="float" office:value="320029" calcext:value-type="float">
            <text:p>320029</text:p>
          </table:table-cell>
          <table:table-cell office:value-type="float" office:value="328825.93" calcext:value-type="float">
            <text:p>328825.93</text:p>
          </table:table-cell>
          <table:table-cell office:value-type="float" office:value="319148.77" calcext:value-type="float">
            <text:p>319148.77</text:p>
          </table:table-cell>
          <table:table-cell office:value-type="float" office:value="271838.35" calcext:value-type="float">
            <text:p>271838.35</text:p>
          </table:table-cell>
        </table:table-row>
        <table:table-row table:style-name="ro1">
          <table:table-cell office:value-type="float" office:value="344341.01" calcext:value-type="float">
            <text:p>344341.01</text:p>
          </table:table-cell>
          <table:table-cell office:value-type="float" office:value="283109.11" calcext:value-type="float">
            <text:p>283109.11</text:p>
          </table:table-cell>
          <table:table-cell office:value-type="float" office:value="313512.58" calcext:value-type="float">
            <text:p>313512.58</text:p>
          </table:table-cell>
          <table:table-cell office:value-type="float" office:value="267065.1" calcext:value-type="float">
            <text:p>267065.1</text:p>
          </table:table-cell>
          <table:table-cell office:value-type="float" office:value="302459.38" calcext:value-type="float">
            <text:p>302459.38</text:p>
          </table:table-cell>
          <table:table-cell office:value-type="float" office:value="315223.34" calcext:value-type="float">
            <text:p>315223.34</text:p>
          </table:table-cell>
          <table:table-cell office:value-type="float" office:value="325052" calcext:value-type="float">
            <text:p>325052</text:p>
          </table:table-cell>
          <table:table-cell office:value-type="float" office:value="315414.66" calcext:value-type="float">
            <text:p>315414.66</text:p>
          </table:table-cell>
          <table:table-cell office:value-type="float" office:value="267626.2" calcext:value-type="float">
            <text:p>267626.2</text:p>
          </table:table-cell>
        </table:table-row>
        <table:table-row table:style-name="ro1">
          <table:table-cell office:value-type="float" office:value="353518.35" calcext:value-type="float">
            <text:p>353518.35</text:p>
          </table:table-cell>
          <table:table-cell office:value-type="float" office:value="289397.62" calcext:value-type="float">
            <text:p>289397.62</text:p>
          </table:table-cell>
          <table:table-cell office:value-type="float" office:value="319766.06" calcext:value-type="float">
            <text:p>319766.06</text:p>
          </table:table-cell>
          <table:table-cell office:value-type="float" office:value="270537.48" calcext:value-type="float">
            <text:p>270537.48</text:p>
          </table:table-cell>
          <table:table-cell office:value-type="float" office:value="305294.23" calcext:value-type="float">
            <text:p>305294.23</text:p>
          </table:table-cell>
          <table:table-cell office:value-type="float" office:value="316894.42" calcext:value-type="float">
            <text:p>316894.42</text:p>
          </table:table-cell>
          <table:table-cell office:value-type="float" office:value="328551.02" calcext:value-type="float">
            <text:p>328551.02</text:p>
          </table:table-cell>
          <table:table-cell office:value-type="float" office:value="316745.6" calcext:value-type="float">
            <text:p>316745.6</text:p>
          </table:table-cell>
          <table:table-cell office:value-type="float" office:value="271390.34" calcext:value-type="float">
            <text:p>271390.34</text:p>
          </table:table-cell>
        </table:table-row>
        <table:table-row table:style-name="ro1">
          <table:table-cell office:value-type="float" office:value="366060.21" calcext:value-type="float">
            <text:p>366060.21</text:p>
          </table:table-cell>
          <table:table-cell office:value-type="float" office:value="300778.49" calcext:value-type="float">
            <text:p>300778.49</text:p>
          </table:table-cell>
          <table:table-cell office:value-type="float" office:value="329906.61" calcext:value-type="float">
            <text:p>329906.61</text:p>
          </table:table-cell>
          <table:table-cell office:value-type="float" office:value="278275.19" calcext:value-type="float">
            <text:p>278275.19</text:p>
          </table:table-cell>
          <table:table-cell office:value-type="float" office:value="309356.23" calcext:value-type="float">
            <text:p>309356.23</text:p>
          </table:table-cell>
          <table:table-cell office:value-type="float" office:value="321771.07" calcext:value-type="float">
            <text:p>321771.07</text:p>
          </table:table-cell>
          <table:table-cell office:value-type="float" office:value="333569.23" calcext:value-type="float">
            <text:p>333569.23</text:p>
          </table:table-cell>
          <table:table-cell office:value-type="float" office:value="321685.7" calcext:value-type="float">
            <text:p>321685.7</text:p>
          </table:table-cell>
          <table:table-cell office:value-type="float" office:value="277393.12" calcext:value-type="float">
            <text:p>277393.12</text:p>
          </table:table-cell>
        </table:table-row>
        <table:table-row table:style-name="ro1">
          <table:table-cell office:value-type="float" office:value="376493.9" calcext:value-type="float">
            <text:p>376493.9</text:p>
          </table:table-cell>
          <table:table-cell office:value-type="float" office:value="313894.95" calcext:value-type="float">
            <text:p>313894.95</text:p>
          </table:table-cell>
          <table:table-cell office:value-type="float" office:value="342530.74" calcext:value-type="float">
            <text:p>342530.74</text:p>
          </table:table-cell>
          <table:table-cell office:value-type="float" office:value="291179.3" calcext:value-type="float">
            <text:p>291179.3</text:p>
          </table:table-cell>
          <table:table-cell office:value-type="float" office:value="325593.58" calcext:value-type="float">
            <text:p>325593.58</text:p>
          </table:table-cell>
          <table:table-cell office:value-type="float" office:value="339014.97" calcext:value-type="float">
            <text:p>339014.97</text:p>
          </table:table-cell>
          <table:table-cell office:value-type="float" office:value="349248.26" calcext:value-type="float">
            <text:p>349248.26</text:p>
          </table:table-cell>
          <table:table-cell office:value-type="float" office:value="338074.35" calcext:value-type="float">
            <text:p>338074.35</text:p>
          </table:table-cell>
          <table:table-cell office:value-type="float" office:value="292173.37" calcext:value-type="float">
            <text:p>292173.37</text:p>
          </table:table-cell>
        </table:table-row>
        <table:table-row table:style-name="ro1">
          <table:table-cell office:value-type="float" office:value="379476.82" calcext:value-type="float">
            <text:p>379476.82</text:p>
          </table:table-cell>
          <table:table-cell office:value-type="float" office:value="321687.06" calcext:value-type="float">
            <text:p>321687.06</text:p>
          </table:table-cell>
          <table:table-cell office:value-type="float" office:value="349670.71" calcext:value-type="float">
            <text:p>349670.71</text:p>
          </table:table-cell>
          <table:table-cell office:value-type="float" office:value="307526.71" calcext:value-type="float">
            <text:p>307526.71</text:p>
          </table:table-cell>
          <table:table-cell office:value-type="float" office:value="350957.08" calcext:value-type="float">
            <text:p>350957.08</text:p>
          </table:table-cell>
          <table:table-cell office:value-type="float" office:value="369376.02" calcext:value-type="float">
            <text:p>369376.02</text:p>
          </table:table-cell>
          <table:table-cell office:value-type="float" office:value="377480.29" calcext:value-type="float">
            <text:p>377480.29</text:p>
          </table:table-cell>
          <table:table-cell office:value-type="float" office:value="365837.11" calcext:value-type="float">
            <text:p>365837.11</text:p>
          </table:table-cell>
          <table:table-cell office:value-type="float" office:value="316516.35" calcext:value-type="float">
            <text:p>316516.35</text:p>
          </table:table-cell>
        </table:table-row>
        <table:table-row table:style-name="ro1">
          <table:table-cell office:value-type="float" office:value="373344.47" calcext:value-type="float">
            <text:p>373344.47</text:p>
          </table:table-cell>
          <table:table-cell office:value-type="float" office:value="320291.12" calcext:value-type="float">
            <text:p>320291.12</text:p>
          </table:table-cell>
          <table:table-cell office:value-type="float" office:value="346832.96" calcext:value-type="float">
            <text:p>346832.96</text:p>
          </table:table-cell>
          <table:table-cell office:value-type="float" office:value="323025.28" calcext:value-type="float">
            <text:p>323025.28</text:p>
          </table:table-cell>
          <table:table-cell office:value-type="float" office:value="375004.88" calcext:value-type="float">
            <text:p>375004.88</text:p>
          </table:table-cell>
          <table:table-cell office:value-type="float" office:value="395128.41" calcext:value-type="float">
            <text:p>395128.41</text:p>
          </table:table-cell>
          <table:table-cell office:value-type="float" office:value="406454.97" calcext:value-type="float">
            <text:p>406454.97</text:p>
          </table:table-cell>
          <table:table-cell office:value-type="float" office:value="398100.23" calcext:value-type="float">
            <text:p>398100.23</text:p>
          </table:table-cell>
          <table:table-cell office:value-type="float" office:value="341845.81" calcext:value-type="float">
            <text:p>341845.81</text:p>
          </table:table-cell>
        </table:table-row>
        <table:table-row table:style-name="ro1">
          <table:table-cell office:value-type="float" office:value="358388.57" calcext:value-type="float">
            <text:p>358388.57</text:p>
          </table:table-cell>
          <table:table-cell office:value-type="float" office:value="309232.4" calcext:value-type="float">
            <text:p>309232.4</text:p>
          </table:table-cell>
          <table:table-cell office:value-type="float" office:value="340720.42" calcext:value-type="float">
            <text:p>340720.42</text:p>
          </table:table-cell>
          <table:table-cell office:value-type="float" office:value="320838.52" calcext:value-type="float">
            <text:p>320838.52</text:p>
          </table:table-cell>
          <table:table-cell office:value-type="float" office:value="367027.87" calcext:value-type="float">
            <text:p>367027.87</text:p>
          </table:table-cell>
          <table:table-cell office:value-type="float" office:value="385794.89" calcext:value-type="float">
            <text:p>385794.89</text:p>
          </table:table-cell>
          <table:table-cell office:value-type="float" office:value="398351.28" calcext:value-type="float">
            <text:p>398351.28</text:p>
          </table:table-cell>
          <table:table-cell office:value-type="float" office:value="399933.02" calcext:value-type="float">
            <text:p>399933.02</text:p>
          </table:table-cell>
          <table:table-cell office:value-type="float" office:value="351982.32" calcext:value-type="float">
            <text:p>351982.32</text:p>
          </table:table-cell>
        </table:table-row>
        <table:table-row table:style-name="ro1">
          <table:table-cell office:value-type="float" office:value="342639" calcext:value-type="float">
            <text:p>342639</text:p>
          </table:table-cell>
          <table:table-cell office:value-type="float" office:value="299605.96" calcext:value-type="float">
            <text:p>299605.96</text:p>
          </table:table-cell>
          <table:table-cell office:value-type="float" office:value="325884.48" calcext:value-type="float">
            <text:p>325884.48</text:p>
          </table:table-cell>
          <table:table-cell office:value-type="float" office:value="304392.86" calcext:value-type="float">
            <text:p>304392.86</text:p>
          </table:table-cell>
          <table:table-cell office:value-type="float" office:value="351725.79" calcext:value-type="float">
            <text:p>351725.79</text:p>
          </table:table-cell>
          <table:table-cell office:value-type="float" office:value="370848.2" calcext:value-type="float">
            <text:p>370848.2</text:p>
          </table:table-cell>
          <table:table-cell office:value-type="float" office:value="382882.7" calcext:value-type="float">
            <text:p>382882.7</text:p>
          </table:table-cell>
          <table:table-cell office:value-type="float" office:value="385097.1" calcext:value-type="float">
            <text:p>385097.1</text:p>
          </table:table-cell>
          <table:table-cell office:value-type="float" office:value="340489.12" calcext:value-type="float">
            <text:p>340489.12</text:p>
          </table:table-cell>
        </table:table-row>
        <table:table-row table:style-name="ro1">
          <table:table-cell office:value-type="float" office:value="322459.63" calcext:value-type="float">
            <text:p>322459.63</text:p>
          </table:table-cell>
          <table:table-cell office:value-type="float" office:value="278856.22" calcext:value-type="float">
            <text:p>278856.22</text:p>
          </table:table-cell>
          <table:table-cell office:value-type="float" office:value="302884.86" calcext:value-type="float">
            <text:p>302884.86</text:p>
          </table:table-cell>
          <table:table-cell office:value-type="float" office:value="288175.93" calcext:value-type="float">
            <text:p>288175.93</text:p>
          </table:table-cell>
          <table:table-cell office:value-type="float" office:value="335077.1" calcext:value-type="float">
            <text:p>335077.1</text:p>
          </table:table-cell>
          <table:table-cell office:value-type="float" office:value="353983.27" calcext:value-type="float">
            <text:p>353983.27</text:p>
          </table:table-cell>
          <table:table-cell office:value-type="float" office:value="364727.99" calcext:value-type="float">
            <text:p>364727.99</text:p>
          </table:table-cell>
          <table:table-cell office:value-type="float" office:value="366397.64" calcext:value-type="float">
            <text:p>366397.64</text:p>
          </table:table-cell>
          <table:table-cell office:value-type="float" office:value="326035.55" calcext:value-type="float">
            <text:p>326035.55</text:p>
          </table:table-cell>
        </table:table-row>
        <table:table-row table:style-name="ro1">
          <table:table-cell office:value-type="float" office:value="296977.51" calcext:value-type="float">
            <text:p>296977.51</text:p>
          </table:table-cell>
          <table:table-cell office:value-type="float" office:value="258199.27" calcext:value-type="float">
            <text:p>258199.27</text:p>
          </table:table-cell>
          <table:table-cell office:value-type="float" office:value="282727.88" calcext:value-type="float">
            <text:p>282727.88</text:p>
          </table:table-cell>
          <table:table-cell office:value-type="float" office:value="272311.22" calcext:value-type="float">
            <text:p>272311.22</text:p>
          </table:table-cell>
          <table:table-cell office:value-type="float" office:value="313714.92" calcext:value-type="float">
            <text:p>313714.92</text:p>
          </table:table-cell>
          <table:table-cell office:value-type="float" office:value="331183.89" calcext:value-type="float">
            <text:p>331183.89</text:p>
          </table:table-cell>
          <table:table-cell office:value-type="float" office:value="339274.9" calcext:value-type="float">
            <text:p>339274.9</text:p>
          </table:table-cell>
          <table:table-cell office:value-type="float" office:value="341121.29" calcext:value-type="float">
            <text:p>341121.29</text:p>
          </table:table-cell>
          <table:table-cell office:value-type="float" office:value="306468.13" calcext:value-type="float">
            <text:p>306468.13</text:p>
          </table:table-cell>
        </table:table-row>
        <table:table-row table:style-name="ro1">
          <table:table-cell office:value-type="float" office:value="289987.65" calcext:value-type="float">
            <text:p>289987.65</text:p>
          </table:table-cell>
          <table:table-cell office:value-type="float" office:value="254213.32" calcext:value-type="float">
            <text:p>254213.32</text:p>
          </table:table-cell>
          <table:table-cell office:value-type="float" office:value="280145.13" calcext:value-type="float">
            <text:p>280145.13</text:p>
          </table:table-cell>
          <table:table-cell office:value-type="float" office:value="268613.79" calcext:value-type="float">
            <text:p>268613.79</text:p>
          </table:table-cell>
          <table:table-cell office:value-type="float" office:value="302760.74" calcext:value-type="float">
            <text:p>302760.74</text:p>
          </table:table-cell>
          <table:table-cell office:value-type="float" office:value="317390.5" calcext:value-type="float">
            <text:p>317390.5</text:p>
          </table:table-cell>
          <table:table-cell office:value-type="float" office:value="323714.73" calcext:value-type="float">
            <text:p>323714.73</text:p>
          </table:table-cell>
          <table:table-cell office:value-type="float" office:value="325007.66" calcext:value-type="float">
            <text:p>325007.66</text:p>
          </table:table-cell>
          <table:table-cell office:value-type="float" office:value="295804.93" calcext:value-type="float">
            <text:p>295804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9:00:08.496805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0:25:38.378746132</meta:creation-date>
    <dc:date>2020-10-18T19:00:35.784339230</dc:date>
    <meta:editing-duration>PT2H53M40S</meta:editing-duration>
    <meta:editing-cycles>22</meta:editing-cycles>
    <meta:generator>LibreOffice/6.4.5.2$Linux_X86_64 LibreOffice_project/40$Build-2</meta:generator>
    <meta:document-statistic meta:table-count="1" meta:cell-count="225" meta:object-count="0"/>
  </office:meta>
</office:document-meta>
</file>